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0b863d" officeooo:paragraph-rsid="000b863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normal" officeooo:rsid="000b863d" officeooo:paragraph-rsid="000b863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65d"/>
    </style:style>
    <style:style style:name="T3" style:family="text">
      <style:text-properties officeooo:rsid="00117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7 – COMANDOS CHGRP E CHOWN – ALTERAR PROPRI<text:span text:style-name="T3">E</text:span>T<text:span text:style-name="T3">Á</text:span>RIO E GRUPO<text:span text:style-name="T2"> </text:span>DOS ARQUIVOS <text:span text:style-name="T2">NO LINUX</text:span></text:p>
      <text:p text:style-name="P1"/>
      <text:p text:style-name="P2">chgrp (change group) – Alterar o grupo de um arquivo ou diretório.</text:p>
      <text:p text:style-name="P2"/>
      <text:p text:style-name="P2">Sintaxe:</text:p>
      <text:p text:style-name="P2"><text:span text:style-name="T1">chgrp</text:span> [novo_grupo] [nome_arquivo]</text:p>
      <text:p text:style-name="P2"/>
      <text:p text:style-name="P2"><text:span text:style-name="T1">chown</text:span> (change owner) – Alterar o proprietário de um arquivo ou diretório</text:p>
      <text:p text:style-name="P2"/>
      <text:p text:style-name="P2">Sintaxe:</text:p>
      <text:p text:style-name="P2">chown [novo_proprietário] [nome_arquivo]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1:37:11.216104943</meta:creation-date>
    <dc:date>2020-04-04T18:23:48.711121345</dc:date>
    <meta:editing-duration>PT1H8M30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7" meta:word-count="43" meta:character-count="307" meta:non-whitespace-character-count="267"/>
  </office:meta>
</office:document-meta>
</file>